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6cm" svg:height="1.7cm" svg:x="7.659cm" svg:y="6.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82cm" svg:height="0.662cm" svg:x="9.4cm" svg:y="1.71cm">
          <draw:text-box>
            <text:p text:style-name="P2"><text:span text:style-name="T1">CompServer</text:span></text:p>
          </draw:text-box>
        </draw:frame>
        <draw:line draw:style-name="gr3" draw:text-style-name="P1" draw:layer="layout" svg:x1="7.244cm" svg:y1="5.412cm" svg:x2="7.244cm" svg:y2="4.412cm">
          <text:p text:style-name="P2"/>
        </draw:line>
        <draw:line draw:style-name="gr3" draw:text-style-name="P1" draw:layer="layout" svg:x1="7.244cm" svg:y1="5.112cm" svg:x2="7.244cm" svg:y2="4.612cm">
          <text:p text:style-name="P2"/>
        </draw:line>
        <draw:line draw:style-name="gr4" draw:text-style-name="P1" draw:layer="layout" svg:x1="7.244cm" svg:y1="3.312cm" svg:x2="14.244cm" svg:y2="3.312cm">
          <text:p text:style-name="P2"/>
        </draw:line>
        <draw:line draw:style-name="gr5" draw:text-style-name="P1" draw:layer="layout" svg:x1="14.25cm" svg:y1="3.31cm" svg:x2="14.25cm" svg:y2="4.41cm">
          <text:p text:style-name="P2"/>
        </draw:line>
        <draw:frame draw:style-name="gr2" draw:text-style-name="P3" draw:layer="layout" svg:width="4.837cm" svg:height="0.662cm" svg:x="4.88cm" svg:y="3.81cm">
          <draw:text-box>
            <text:p text:style-name="P2"><text:span text:style-name="T1">ServerTCaseGenWorkers</text:span></text:p>
          </draw:text-box>
        </draw:frame>
        <draw:frame draw:style-name="gr2" draw:text-style-name="P3" draw:layer="layout" svg:width="2.428cm" svg:height="0.662cm" svg:x="3.82cm" svg:y="5.91cm">
          <draw:text-box>
            <text:p text:style-name="P2"><text:span text:style-name="T1">FMWorkers</text:span></text:p>
          </draw:text-box>
        </draw:frame>
        <draw:line draw:style-name="gr4" draw:text-style-name="P1" draw:layer="layout" svg:x1="4.985cm" svg:y1="6.01cm" svg:x2="4.985cm" svg:y2="5.41cm">
          <text:p text:style-name="P2"/>
        </draw:line>
        <draw:line draw:style-name="gr3" draw:text-style-name="P1" draw:layer="layout" svg:x1="10.744cm" svg:y1="3.312cm" svg:x2="10.744cm" svg:y2="2.312cm">
          <text:p text:style-name="P2"/>
        </draw:line>
        <draw:line draw:style-name="gr3" draw:text-style-name="P1" draw:layer="layout" svg:x1="10.744cm" svg:y1="3.012cm" svg:x2="10.744cm" svg:y2="2.512cm">
          <text:p text:style-name="P2"/>
        </draw:line>
        <draw:line draw:style-name="gr4" draw:text-style-name="P1" draw:layer="layout" svg:x1="4.993cm" svg:y1="5.41cm" svg:x2="9.493cm" svg:y2="5.41cm">
          <text:p text:style-name="P2"/>
        </draw:line>
        <draw:line draw:style-name="gr5" draw:text-style-name="P1" draw:layer="layout" svg:x1="9.49cm" svg:y1="5.42cm" svg:x2="9.49cm" svg:y2="6.4cm">
          <text:p text:style-name="P2"/>
        </draw:line>
        <draw:frame draw:style-name="gr2" draw:text-style-name="P3" draw:layer="layout" svg:width="3.127cm" svg:height="0.662cm" svg:x="7.896cm" svg:y="7.4cm">
          <draw:text-box>
            <text:p text:style-name="P2"><text:span text:style-name="T1">SpecTCaseGen</text:span></text:p>
          </draw:text-box>
        </draw:frame>
        <draw:frame draw:style-name="gr2" draw:text-style-name="P3" draw:layer="layout" svg:width="3.601cm" svg:height="0.662cm" svg:x="7.659cm" svg:y="6.9cm">
          <draw:text-box>
            <text:p text:style-name="P2"><text:span text:style-name="T1">SchemeEvaluator</text:span></text:p>
          </draw:text-box>
        </draw:frame>
        <draw:line draw:style-name="gr3" draw:text-style-name="P1" draw:layer="layout" svg:x1="4.993cm" svg:y1="7.51cm" svg:x2="4.993cm" svg:y2="6.51cm">
          <text:p text:style-name="P2"/>
        </draw:line>
        <draw:line draw:style-name="gr3" draw:text-style-name="P1" draw:layer="layout" svg:x1="4.993cm" svg:y1="6.93cm" svg:x2="4.993cm" svg:y2="6.73cm">
          <text:p text:style-name="P2"/>
        </draw:line>
        <draw:custom-shape draw:style-name="gr1" draw:text-style-name="P1" draw:layer="layout" svg:width="3.6cm" svg:height="1.7cm" svg:x="3.16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12cm" svg:height="0.662cm" svg:x="3.64cm" svg:y="8.5cm">
          <draw:text-box>
            <text:p text:style-name="P2"><text:span text:style-name="T1">TypeFMsGen</text:span></text:p>
          </draw:text-box>
        </draw:frame>
        <draw:frame draw:style-name="gr2" draw:text-style-name="P3" draw:layer="layout" svg:width="1.785cm" svg:height="0.662cm" svg:x="4.129cm" svg:y="7.5cm">
          <draw:text-box>
            <text:p text:style-name="P2"><text:span text:style-name="T1">FMUtils</text:span></text:p>
          </draw:text-box>
        </draw:frame>
        <draw:custom-shape draw:style-name="gr1" draw:text-style-name="P1" draw:layer="layout" svg:width="3.6cm" svg:height="1.2cm" svg:x="12.53cm" svg:y="4.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2cm" svg:height="0.662cm" svg:x="12.624cm" svg:y="4.4cm">
          <draw:text-box>
            <text:p text:style-name="P2"><text:span text:style-name="T1">CorrespChecker</text:span></text:p>
          </draw:text-box>
        </draw:frame>
        <draw:frame draw:style-name="gr2" draw:text-style-name="P3" draw:layer="layout" svg:width="3.347cm" svg:height="0.662cm" svg:x="12.657cm" svg:y="4.9cm">
          <draw:text-box>
            <text:p text:style-name="P2"><text:span text:style-name="T1">ServiceManager</text:span></text:p>
          </draw:text-box>
        </draw:frame>
        <draw:line draw:style-name="gr4" draw:text-style-name="P1" draw:layer="layout" svg:x1="7.24cm" svg:y1="3.91cm" svg:x2="7.24cm" svg:y2="3.31cm">
          <text:p text:style-name="P2"/>
        </draw:line>
        <draw:frame draw:style-name="gr2" draw:text-style-name="P3" draw:layer="layout" svg:width="3.834cm" svg:height="0.662cm" svg:x="3.04cm" svg:y="8cm">
          <draw:text-box>
            <text:p text:style-name="P2"><text:span text:style-name="T1">GlobalTypeFMsGen</text:span></text:p>
          </draw:text-box>
        </draw:frame>
        <draw:frame draw:style-name="gr2" draw:text-style-name="P3" draw:layer="layout" svg:width="3.211cm" svg:height="0.662cm" svg:x="7.854cm" svg:y="6.4cm">
          <draw:text-box>
            <text:p text:style-name="P2"><text:span text:style-name="T1">EvaluationRes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8-06T15:38:19</meta:creation-date>
    <dc:date>2008-06-12T10:35:39</dc:date>
    <meta:editing-cycles>32</meta:editing-cycles>
    <meta:editing-duration>PT4H6M24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